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34" officeooo:paragraph-rsid="0002ae34"/>
    </style:style>
    <style:style style:name="P2" style:family="paragraph" style:parent-style-name="Standard">
      <style:text-properties officeooo:rsid="0003227e" officeooo:paragraph-rsid="00032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2</text:p>
      <text:p text:style-name="P2">pick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5:36.867067268</dc:date>
    <meta:editing-duration>PT5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" meta:character-count="11" meta:non-whitespace-character-count="9"/>
  </office:meta>
</office:document-meta>
</file>